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erif" svg:font-family="FreeSerif" style:font-family-generic="roman"/>
    <style:font-face style:name="Droid Sans Devanagari1" svg:font-family="'Droid Sans Devanagari'" style:font-family-generic="swiss"/>
    <style:font-face style:name="FreeSans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FreeSans" fo:font-size="22pt" officeooo:rsid="0018e78d" officeooo:paragraph-rsid="0018e78d" style:font-size-asian="22pt" style:font-size-complex="22pt"/>
    </style:style>
    <style:style style:name="P2" style:family="paragraph" style:parent-style-name="Standard">
      <style:text-properties style:font-name="FreeSerif" fo:font-size="12pt" officeooo:rsid="00198d52" officeooo:paragraph-rsid="00198d52" style:font-size-asian="12pt" style:font-size-complex="12pt"/>
    </style:style>
    <style:style style:name="P3" style:family="paragraph" style:parent-style-name="Standard">
      <style:text-properties style:font-name="FreeSans" fo:font-size="22pt" officeooo:rsid="0018e78d" officeooo:paragraph-rsid="0018e78d" style:font-size-asian="22pt" style:font-size-complex="22pt"/>
    </style:style>
    <style:style style:name="P4" style:family="paragraph" style:parent-style-name="Standard">
      <style:text-properties style:font-name="FreeSans" fo:font-size="22pt" officeooo:rsid="0018e78d" officeooo:paragraph-rsid="001f9e23" style:font-size-asian="22pt" style:font-size-complex="22pt"/>
    </style:style>
    <style:style style:name="P5" style:family="paragraph" style:parent-style-name="Standard">
      <style:text-properties style:font-name="FreeSans" fo:font-size="22pt" officeooo:rsid="00257ce1" officeooo:paragraph-rsid="00257ce1" style:font-size-asian="22pt" style:font-size-complex="22pt"/>
    </style:style>
    <style:style style:name="P6" style:family="paragraph" style:parent-style-name="Standard">
      <style:text-properties style:font-name="FreeSerif" fo:font-size="12pt" officeooo:rsid="00238ec0" officeooo:paragraph-rsid="00238ec0" style:font-size-asian="12pt" style:font-size-complex="12pt"/>
    </style:style>
    <style:style style:name="P7" style:family="paragraph" style:parent-style-name="Header">
      <style:text-properties style:font-name="FreeSerif" officeooo:rsid="00238ec0" officeooo:paragraph-rsid="00238ec0"/>
    </style:style>
    <style:style style:name="T1" style:family="text">
      <style:text-properties officeooo:rsid="00257ce1"/>
    </style:style>
    <style:style style:name="T2" style:family="text">
      <style:text-properties officeooo:rsid="00260161"/>
    </style:style>
    <style:style style:name="T3" style:family="text">
      <style:text-properties officeooo:rsid="0027e72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Sprint 0</text:p>
      <text:p text:style-name="P6">During the planning phase I have actively participated in discussing and drawing what became the ground for the use-case diagram. I have <text:span text:style-name="T1">also</text:span> participated in requirements catching and discussions regarding the structure of the database.</text:p>
      <text:p text:style-name="P6"/>
      <text:p text:style-name="P1">Sprint 1</text:p>
      <text:p text:style-name="P6">I opted to work with the android part during this sprint. Before getting to work we agreed to complete the third lab. <text:span text:style-name="T3">I was specifically responsible for writing about the design patterns iterators and commands in the report. </text:span></text:p>
      <text:p text:style-name="P4"/>
      <text:p text:style-name="P1">Sprint 2</text:p>
      <text:p text:style-name="P2">a</text:p>
      <text:p text:style-name="P1"/>
      <text:p text:style-name="P1">Sprint 3</text:p>
      <text:p text:style-name="P6">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erif" svg:font-family="FreeSerif" style:font-family-generic="roman"/>
    <style:font-face style:name="Droid Sans Devanagari1" svg:font-family="'Droid Sans Devanagari'" style:font-family-generic="swiss"/>
    <style:font-face style:name="FreeSans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style:font-name="FreeSerif" officeooo:rsid="00238ec0" officeooo:paragraph-rsid="00238ec0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Maria Olsson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0T17:01:22.420383868</meta:creation-date>
    <dc:date>2020-02-11T14:33:41.292144431</dc:date>
    <meta:editing-duration>PT45M26S</meta:editing-duration>
    <meta:editing-cycles>12</meta:editing-cycles>
    <meta:generator>LibreOffice/6.0.7.3$Linux_X86_64 LibreOffice_project/00m0$Build-3</meta:generator>
    <meta:document-statistic meta:table-count="0" meta:image-count="0" meta:object-count="0" meta:page-count="1" meta:paragraph-count="9" meta:word-count="85" meta:character-count="507" meta:non-whitespace-character-count="430"/>
  </office:meta>
</office:document-meta>
</file>